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pitch="variable"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tyle="normal" style:text-underline-style="none" style:font-style-asian="normal" style:font-style-complex="normal"/>
    </style:style>
    <style:style style:name="P2" style:family="paragraph" style:parent-style-name="Standard">
      <style:text-properties fo:font-style="normal" style:text-underline-style="none" fo:font-weight="bold" style:font-style-asian="normal" style:font-weight-asian="bold" style:font-style-complex="normal" style:font-weight-complex="bold"/>
    </style:style>
    <style:style style:name="P3" style:family="paragraph" style:parent-style-name="Standard">
      <style:paragraph-properties fo:text-align="center" style:justify-single-word="false"/>
      <style:text-properties fo:font-style="normal" style:text-underline-style="none" fo:font-weight="bold" style:font-style-asian="normal" style:font-weight-asian="bold" style:font-style-complex="normal" style:font-weight-complex="bold"/>
    </style:style>
    <style:style style:name="P4" style:family="paragraph" style:parent-style-name="Standard">
      <style:paragraph-properties fo:text-align="start" style:justify-single-word="false"/>
      <style:text-properties fo:font-style="normal" style:text-underline-style="none" fo:font-weight="bold" style:font-style-asian="normal" style:font-weight-asian="bold" style:font-style-complex="normal" style:font-weight-complex="bold"/>
    </style:style>
    <style:style style:name="P5" style:family="paragraph" style:parent-style-name="Standard">
      <style:text-properties fo:font-style="normal" style:text-underline-style="none" fo:font-weight="normal" style:font-style-asian="normal" style:font-weight-asian="normal" style:font-style-complex="normal" style:font-weight-complex="normal"/>
    </style:style>
    <style:style style:name="P6" style:family="paragraph" style:parent-style-name="Standard">
      <style:paragraph-properties fo:text-align="start" style:justify-single-word="false"/>
      <style:text-properties fo:font-style="normal" style:text-underline-style="none" fo:font-weight="normal" style:font-style-asian="normal" style:font-weight-asian="normal" style:font-style-complex="normal" style:font-weight-complex="normal"/>
    </style:style>
    <style:style style:name="P7" style:family="paragraph" style:parent-style-name="Standard">
      <style:paragraph-properties fo:text-align="center" style:justify-single-word="false"/>
      <style:text-properties fo:font-style="normal" fo:font-weight="bold" style:font-style-asian="normal" style:font-weight-asian="bold" style:font-style-complex="normal" style:font-weight-complex="bold"/>
    </style:style>
    <style:style style:name="P8" style:family="paragraph" style:parent-style-name="Standard">
      <style:text-properties fo:font-style="normal" fo:font-weight="normal" style:font-style-asian="normal" style:font-weight-asian="normal" style:font-style-complex="normal" style:font-weight-complex="normal"/>
    </style:style>
    <style:style style:name="P9" style:family="paragraph" style:parent-style-name="Standard">
      <style:text-properties fo:font-weight="bold" style:font-weight-asian="bold" style:font-weight-complex="bold"/>
    </style:style>
    <style:style style:name="P10" style:family="paragraph" style:parent-style-name="Standard">
      <style:text-properties fo:font-style="italic" style:text-underline-style="solid" style:text-underline-width="auto" style:text-underline-color="font-color" style:font-style-asian="italic" style:font-style-complex="italic"/>
    </style:style>
    <style:style style:name="P11" style:family="paragraph" style:parent-style-name="Standard">
      <style:text-properties fo:font-style="italic" style:text-underline-style="none" style:font-style-asian="italic" style:font-style-complex="italic"/>
    </style:style>
    <style:style style:name="P12" style:family="paragraph" style:parent-style-name="Standard">
      <style:text-properties fo:font-style="italic" fo:font-weight="normal" style:font-style-asian="italic" style:font-weight-asian="normal" style:font-style-complex="italic" style:font-weight-complex="normal"/>
    </style:style>
    <style:style style:name="P13" style:family="paragraph" style:parent-style-name="Standard">
      <style:text-properties fo:font-weight="normal" style:font-weight-asian="normal" style:font-weight-complex="normal"/>
    </style:style>
    <style:style style:name="P14" style:family="paragraph" style:parent-style-name="Standard">
      <style:paragraph-properties fo:text-align="start" style:justify-single-word="false"/>
    </style:style>
    <style:style style:name="P15" style:family="paragraph" style:parent-style-name="Standard">
      <style:text-properties fo:font-style="normal" style:text-underline-style="none" style:font-style-asian="normal" style:font-style-complex="normal"/>
    </style:style>
    <style:style style:name="P16" style:family="paragraph" style:parent-style-name="Standard" style:list-style-name="L1">
      <style:text-properties fo:font-style="normal" style:text-underline-style="none" style:font-style-asian="normal" style:font-style-complex="normal"/>
    </style:style>
    <style:style style:name="P17" style:family="paragraph" style:parent-style-name="Standard" style:list-style-name="L2">
      <style:text-properties fo:font-style="normal" style:text-underline-style="none" style:font-style-asian="normal" style:font-style-complex="normal"/>
    </style:style>
    <style:style style:name="P18" style:family="paragraph" style:parent-style-name="Standard" style:list-style-name="L2">
      <style:text-properties fo:font-style="normal" style:text-underline-style="none" fo:font-weight="bold" style:font-style-asian="normal" style:font-weight-asian="bold" style:font-style-complex="normal" style:font-weight-complex="bold"/>
    </style:style>
    <style:style style:name="P19" style:family="paragraph" style:parent-style-name="Standard" style:list-style-name="L8">
      <style:text-properties fo:font-style="normal" style:text-underline-style="none" fo:font-weight="normal" style:font-style-asian="normal" style:font-weight-asian="normal" style:font-style-complex="normal" style:font-weight-complex="normal"/>
    </style:style>
    <style:style style:name="P20" style:family="paragraph" style:parent-style-name="Standard" style:list-style-name="L9">
      <style:paragraph-properties fo:text-align="start" style:justify-single-word="false"/>
      <style:text-properties fo:font-style="normal" style:text-underline-style="none" fo:font-weight="normal" style:font-style-asian="normal" style:font-weight-asian="normal" style:font-style-complex="normal" style:font-weight-complex="normal"/>
    </style:style>
    <style:style style:name="P21" style:family="paragraph" style:parent-style-name="Standard" style:list-style-name="L3">
      <style:text-properties fo:font-style="normal" fo:font-weight="bold" style:font-style-asian="normal" style:font-weight-asian="bold" style:font-style-complex="normal" style:font-weight-complex="bold"/>
    </style:style>
    <style:style style:name="P22" style:family="paragraph" style:parent-style-name="Standard" style:list-style-name="L4">
      <style:paragraph-properties fo:text-align="center" style:justify-single-word="false"/>
      <style:text-properties fo:font-style="normal" fo:font-weight="bold" style:font-style-asian="normal" style:font-weight-asian="bold" style:font-style-complex="normal" style:font-weight-complex="bold"/>
    </style:style>
    <style:style style:name="P23" style:family="paragraph" style:parent-style-name="Standard" style:list-style-name="L3">
      <style:text-properties fo:font-style="normal" fo:font-weight="normal" style:font-style-asian="normal" style:font-weight-asian="normal" style:font-style-complex="normal" style:font-weight-complex="normal"/>
    </style:style>
    <style:style style:name="P24" style:family="paragraph" style:parent-style-name="Standard" style:list-style-name="L5">
      <style:text-properties fo:font-style="normal" fo:font-weight="normal" style:font-style-asian="normal" style:font-weight-asian="normal" style:font-style-complex="normal" style:font-weight-complex="normal"/>
    </style:style>
    <style:style style:name="P25" style:family="paragraph" style:parent-style-name="Standard" style:list-style-name="L6">
      <style:text-properties fo:font-style="normal" fo:font-weight="normal" style:font-style-asian="normal" style:font-weight-asian="normal" style:font-style-complex="normal" style:font-weight-complex="normal"/>
    </style:style>
    <style:style style:name="P26" style:family="paragraph" style:parent-style-name="Standard" style:list-style-name="L2"/>
    <style:style style:name="P27" style:family="paragraph" style:parent-style-name="Standard">
      <style:text-properties fo:font-weight="bold" style:font-weight-asian="bold" style:font-weight-complex="bold"/>
    </style:style>
    <style:style style:name="P28" style:family="paragraph" style:parent-style-name="Standard" style:list-style-name="L2">
      <style:text-properties fo:font-weight="bold" style:font-weight-asian="bold" style:font-weight-complex="bold"/>
    </style:style>
    <style:style style:name="P29" style:family="paragraph" style:parent-style-name="Standard" style:list-style-name="L4">
      <style:text-properties fo:font-weight="bold" style:font-weight-asian="bold" style:font-weight-complex="bold"/>
    </style:style>
    <style:style style:name="P30" style:family="paragraph" style:parent-style-name="Standard" style:list-style-name="L5">
      <style:text-properties fo:font-weight="bold" style:font-weight-asian="bold" style:font-weight-complex="bold"/>
    </style:style>
    <style:style style:name="P31" style:family="paragraph" style:parent-style-name="Standard" style:list-style-name="L3"/>
    <style:style style:name="P32" style:family="paragraph" style:parent-style-name="Standard" style:list-style-name="L3">
      <style:text-properties fo:font-style="italic" style:font-style-asian="italic" style:font-style-complex="italic"/>
    </style:style>
    <style:style style:name="P33" style:family="paragraph" style:parent-style-name="Standard" style:list-style-name="L4">
      <style:text-properties fo:font-style="italic" style:font-style-asian="italic" style:font-style-complex="italic"/>
    </style:style>
    <style:style style:name="P34" style:family="paragraph" style:parent-style-name="Standard" style:list-style-name="L3">
      <style:text-properties fo:font-style="italic" fo:font-weight="bold" style:font-style-asian="italic" style:font-weight-asian="bold" style:font-style-complex="italic" style:font-weight-complex="bold"/>
    </style:style>
    <style:style style:name="P35" style:family="paragraph" style:parent-style-name="Standard" style:list-style-name="L9">
      <style:paragraph-properties fo:text-align="start" style:justify-single-word="false"/>
      <style:text-properties fo:font-style="italic" style:text-underline-style="none" fo:font-weight="normal" style:font-style-asian="italic" style:font-weight-asian="normal" style:font-style-complex="italic" style:font-weight-complex="normal"/>
    </style:style>
    <style:style style:name="P36" style:family="paragraph" style:parent-style-name="Standard" style:list-style-name="L4"/>
    <style:style style:name="P37" style:family="paragraph" style:parent-style-name="Standard" style:list-style-name="L5"/>
    <style:style style:name="P38" style:family="paragraph" style:parent-style-name="Standard" style:list-style-name="L7"/>
    <style:style style:name="P39" style:family="paragraph" style:parent-style-name="Standard" style:list-style-name="L9"/>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normal" style:font-style-asian="normal" style:font-style-complex="normal"/>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font-style="normal" fo:font-weight="bold" style:font-style-asian="normal" style:font-weight-asian="bold" style:font-style-complex="normal" style:font-weight-complex="bold"/>
    </style:style>
    <style:style style:name="T6" style:family="text">
      <style:text-properties fo:font-style="normal" style:text-underline-style="none" fo:font-weight="normal" style:font-style-asian="normal" style:font-weight-asian="normal" style:font-style-complex="normal" style:font-weight-complex="normal"/>
    </style:style>
    <style:style style:name="T7" style:family="text">
      <style:text-properties fo:font-style="normal" style:text-underline-style="none" fo:font-weight="bold" style:font-style-asian="normal" style:font-weight-asian="bold" style:font-style-complex="normal" style:font-weight-complex="bold"/>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font-style="italic" style:font-style-asian="italic" style:font-style-complex="italic"/>
    </style:style>
    <style:style style:name="T10" style:family="text">
      <style:text-properties style:text-underline-style="non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I. STORY: </text:p>
      <text:p text:style-name="P2"/>
      <text:p text:style-name="P2">Stories essentially come in three parts:</text:p>
      <text:p text:style-name="P1"/>
      <text:p text:style-name="P1">1. The thesis, which is the introduction to the setting, the characters and the hero</text:p>
      <text:p text:style-name="P1">2. The antithesis, which is where the conflict and villains are introduced and is what amounts to the majority of the story</text:p>
      <text:p text:style-name="P1">3. Synthesis, where there is some form of resolution, be it triumphant or tragic.</text:p>
      <text:p text:style-name="P1"/>
      <text:p text:style-name="P2">Understanding and Developing the Thesis in Level Design:</text:p>
      <text:p text:style-name="P5"/>
      <text:p text:style-name="P5">Each level in itself is its own story. As level designers, you set up the thesis by preparing the initial situation. You position the player and perhaps indicate his initial arsenal or force or set of spells or pieces. You render the setting with your map or your puzzle board. The setting and the situation can change over the course of the level as portions of the level are revealed to the player or new characters or other elements are introduced such as power-ups or new player or enemy forces. As games are interactive, you have to be very conscious about every possible situation a player can be in at any given time or place over the course of the playing the level.</text:p>
      <text:p text:style-name="P5"/>
      <text:p text:style-name="P5">1. Each encounter has its <text:span text:style-name="T1">thesis</text:span> – that moment right before the battle when your fear, adrenaline, and anticipation kick in, and how observant you are of the situation right then and there will influence the fight. For example, a player may stumble into a rats’ nest of bogies and realize at that moment right before the fighting begins, that just next to the head rat is a large fuel tank within easy range of a missile salvo. But we cannot assume that players will always do the same thing and come from the same direction. A level designer has to plan for that and reward that behavior. Using the previous example, a player may come from a sneaky route from the opposite direction and see the fuel tank in his line of sight before he sees any of the bogies. Does he blow it up now to be cautious or walk on through? What if the enemy chooses to use it against him? To complicate matters, let’s say that there is a nice but destructible power-up right next to the fuel tank. What should the player do? In this situation, you don’t have to make it a single choice. Indeed, you really don’t want to make it a single choice. As part of the thesis, you need only present options to the player and he’ll decide what he wants to do.</text:p>
      <text:p text:style-name="P5"/>
      <text:p text:style-name="P5"/>
      <text:p text:style-name="P5">2. The <text:span text:style-name="T1">antithesis</text:span> is where the players interact with your level. By positioning enemy forces and scripting their behavior, or by setting the timing and speed of the bugs they have to zap or the puzzle pieces they have to place, you are creating conflict. This should be where the core gameplay of your level is. If it’s not, then you’ll have a level that requires too much planning in the thesis stage. In other words, if the player doesn’t plan things out right from the beginning then the level is over before it began, and if the player plans correctly then there’s not much to it. Most people, with the exception of strategy wargamers, hate this kind of level. Players need the ability to resolve conflict as it arises – you can’t assume they are omniscient or psychic.</text:p>
      <text:p text:style-name="P5"/>
      <text:p text:style-name="P5">A common mistake designers make is presenting challenges that are absolutely unbeatable unless you’ve played the level before and know what to expect. It is essential that players be capable of resolving the conflict and tackling challenges the first time they encounter them. (see on youtube: Sequelitis – Megaman Classic Vs. Megaman X **NSFW language but very informative**)</text:p>
      <text:p text:style-name="P5"/>
      <text:p text:style-name="P5"/>
      <text:p text:style-name="P5"/>
      <text:p text:style-name="P5"><text:soft-page-break/></text:p>
      <text:p text:style-name="P5">The antithesis is where you present the knife’s edge to the player. It divides the good players from the bad, the experts from the novices, and the dedicated from the dilettantes. Ideally there is more than just one victory to be won, because indeed the division of skills is not black and white. If only experts can beat your level, then you’ve lost 90% of your market and your game won’t sell well. Likewise, if any mediocre player can beat your level and reap all the rewards, then it’s not satisfying to 50% of the players who weren’t challenged. But if your level had a satisfying victory for the mediocre players and optional challenges to entice and reward the good and expert players, then you’re presenting multiple edges to challenge and satisfy a diverse group of players.</text:p>
      <text:p text:style-name="P5"/>
      <text:p text:style-name="P5"/>
      <text:p text:style-name="P5">3. <text:span text:style-name="T1">Synthesis</text:span> is the result of an encounter or the entire level. It’s a moment of reflection for players to evaluate the encounter or level and what they got out of it. Whether players fail or succeed, they should be able to recognize why and how they might do better next time. This keeps them interested in trying again or just replaying for a better score or reward.</text:p>
      <text:p text:style-name="P5"/>
      <text:p text:style-name="P5">Victory or failure should be obvious. Players should understand why they lost. Victories should come as the direct result of the final acts of the player, not as the result of something the player does midway through the level (the latter tends to make players bored). Ending the mission on a big, satisfying note leaves a player feeling good.</text:p>
      <text:p text:style-name="P10"/>
      <text:list xml:id="list989412006394839545" text:style-name="L1">
        <text:list-item>
          <text:p text:style-name="P16">A potential solution for the problem of the “unbeatable challenge unless you played it before” is to add a savepoint/autosave before said encounter. It could really be frustrating to go over the things you passed before because you didn't figure out the pattern immediately. </text:p>
        </text:list-item>
      </text:list>
      <text:p text:style-name="P1"/>
      <text:p text:style-name="P1"/>
      <text:p text:style-name="P3">II. HOOKS:</text:p>
      <text:p text:style-name="P1"/>
      <text:p text:style-name="P9">A.k.a. stuff that keep players interested: </text:p>
      <text:p text:style-name="Standard"/>
      <text:list xml:id="list3572223626372193230" text:style-name="L2">
        <text:list-item>
          <text:p text:style-name="P28">Story-wise:</text:p>
          <text:p text:style-name="P26">- Conflict, revelations(back stories, answer to a mystery, twists), new and interesting characters, unique themes </text:p>
          <text:p text:style-name="P26">- The option to allow players that just wants to play to skip these stories quickly. E.g. a “whatever” option on dialogues to cut it short, a skip button on cutscenes, etc.</text:p>
          <text:p text:style-name="P26"/>
        </text:list-item>
        <text:list-item>
          <text:p text:style-name="P18">Gameplay-wise:</text:p>
          <text:p text:style-name="P17">- acquisition of new items &amp; skills</text:p>
          <text:p text:style-name="P17">- scenarios that allow you to use those new items and skills</text:p>
          <text:p text:style-name="P17">- puzzles and mystery that aren't spoonfed – avoid “get this item in the same level” to defeat the boss or an old man from nowhere gave you this item that would open this door. Avoid Deus Ex Machina, basically. Let them think, which lead us to the next point..</text:p>
          <text:p text:style-name="P17">- room for experimentation and reward – items/skills you obtain are useable the moment you acquire them, but that doesn't mean they're the best for that level/moment. They might be in the future, so you have to keep them in mind and try them out to see.</text:p>
        </text:list-item>
      </text:list>
      <text:p text:style-name="P1"/>
      <text:list xml:id="list38513987" text:continue-numbering="true" text:style-name="L2">
        <text:list-header>
          <text:p text:style-name="P17"/>
        </text:list-header>
      </text:list>
      <text:p text:style-name="P1"/>
      <text:p text:style-name="P1"/>
      <text:p text:style-name="P1"><text:soft-page-break/></text:p>
      <text:p text:style-name="P3">III. LEVEL BUILDING:</text:p>
      <text:p text:style-name="P9"/>
      <text:p text:style-name="P9"/>
      <text:list xml:id="list5259103939065127685" text:style-name="L3">
        <text:list-item>
          <text:p text:style-name="P31"><text:span text:style-name="T1">Conceptualization - Defining the Level</text:span> - You need to define what this level is, and how it relates to the overall Game World. Write down, either in your GDD or in a separate document, what the concept of this level is, what its boundaries are, and the environments contained within it. Be descriptive, for even if you are the only one working on the game, the detailed descriptions will help you to create a better looking world when it comes time to actually map it out.</text:p>
          <text:p text:style-name="P32"/>
          <text:p text:style-name="P32">e.g. The First Totem Dungeon is located within the Ancestral Mound, and is a two layered level that outwardly resembles a barrow. The exterior is fitted with wooden posts and hemp-rope barricades to ward off intruders, while carvings of wooden guardians are staked on top of every three posts to provide with spiritual protection. The wooden carvings are of the animal spirits, such as the wolf, bear, eagle, snake, coyote, and buffalo. The actual mound itself rises up to fifty feet, and is covered in small graves marked with stakes of buffalo bone, and spottily covered in weeds and several forms of ivy. The entrance to the level is accessible from the eastern side, where pressing on the eagle carving's head will cause a six foot by six foot depression to open, revealing a set of stone steps going down into the dungeon. </text:p>
          <text:p text:style-name="P32"/>
        </text:list-item>
        <text:list-item>
          <text:p text:style-name="P21">Mapping - Literally making a map of the level - <text:span text:style-name="T2">At this point I start sketching out gameplay ideas. Flow of the map. I am not worried at this point of any details or where each element will go. I am defining the flow of the map. </text:span></text:p>
          <text:p text:style-name="P23"/>
          <text:p text:style-name="P23">On areas where you want players to explore(more optional paths),you want to think of your design as almost like a figure eight, always going into it self. Flow. You don't want to design anything that resembles a cross with dead-ends. </text:p>
          <text:p text:style-name="P23"/>
          <text:p text:style-name="P23">On areas where you want players to move forward with the story, feel free to block their way going back and put them in an “arena” where they have to go through a story moment to get out of it.</text:p>
          <text:p text:style-name="P23"/>
          <text:p text:style-name="P23">Focus on the flow. Once you get through that then its time to start planning where each element will go. Good question to ask is what is your focus element of your map? Is it an object? A terrain based location? City?</text:p>
        </text:list-item>
      </text:list>
      <text:p text:style-name="P8"><text:tab/></text:p>
      <text:p text:style-name="P8"><text:tab/>I often think of the map as a painting. There should be one main focal point of the map. It can <text:tab/>be as big or as small as you want it but there has to be a focal point. So plan your top down <text:tab/>sketch and sketch of different locations. They don't have to look good. These are just for you. </text:p>
      <text:p text:style-name="P8"/>
      <text:list xml:id="list38518742" text:continue-numbering="true" text:style-name="L3">
        <text:list-item>
          <text:p text:style-name="P21">The Critical path - <text:span text:style-name="T2">The Critical Path is the path the player has to take in order to finish the level. The critical path is the shortest path through a level without using secrets, shortcuts, or cheats. Basically, it's the path the designer intends the player to take through the level unless she gets really clever. </text:span></text:p>
          <text:p text:style-name="P23">The theory behind the Critical Path is much more complex than traveling from Point A to Point B. It is telling a story along a line (or path!) that culminates in your player reaching some goal or ending (the end of that level) that results in either the continuation of the game's story, or its conclusion. </text:p>
        </text:list-item>
      </text:list>
      <text:p text:style-name="P8"><text:soft-page-break/></text:p>
      <text:list xml:id="list38502107" text:continue-numbering="true" text:style-name="L3">
        <text:list-header>
          <text:p text:style-name="P21">A rule to remember – The Rule of Proportionality<text:span text:style-name="T2"> - the amount of exploration available along a level's Critical Path is inversely proportional to the number of Story Events along a level's Critical Path. More story events, less exploration and vice versa</text:span></text:p>
          <text:p text:style-name="P23"/>
        </text:list-header>
        <text:list-item>
          <text:p text:style-name="P23"><text:span text:style-name="T1">Optional paths </text:span>– Other things to do that gives additional rewards</text:p>
          <text:p text:style-name="P23"/>
          <text:p text:style-name="P34">DONT'S:</text:p>
          <text:p text:style-name="P23">-Don't have Optional Paths on your first attempts at serious Level Design. Instead, focus solely on creating a solid Critical Path. </text:p>
          <text:p text:style-name="P23">-Don't feel like you MUST have Optional Paths on every level. This is a way to make levels more fun, not a requirement for every single level. </text:p>
          <text:p text:style-name="P23">-Don't never use Optional Paths. Nothing but Critical Paths are boring. Eventually incorporate them into your design scheme. </text:p>
          <text:p text:style-name="P23">-Never have the reward for an Optional Path be required for completion of the level or game. </text:p>
          <text:p text:style-name="P23">-Don't have more Optional Paths than Critical Path Points. This is more advice than a rule, and is built upon my personal preference to keep things balanced between story and exploration. -Don't put ANY story points in an Optional Path. Because at that point, it's part of the Critical Path. </text:p>
          <text:p text:style-name="P23">-Don't have an Optional Path be rewardless. At the least, give them a cute vignette or something visual to appreciate. An Optional Path without some sort of reward is a dead end. </text:p>
        </text:list-item>
      </text:list>
      <text:p text:style-name="P8"/>
      <text:p text:style-name="P8"/>
      <text:p text:style-name="P7">IV. LEVEL BUILDING QUESTIONS:</text:p>
      <text:p text:style-name="Standard"/>
      <text:p text:style-name="P9">What to determine before working on a level:</text:p>
      <text:p text:style-name="Standard"/>
      <text:list xml:id="list1051533359705017224" text:style-name="L4">
        <text:list-item>
          <text:p text:style-name="P36">It's relevance in the story and emotional state of the main character. Levels could reflect and play on the main characters' emotional state. After discovering his town being razed, Rolan could pass by a barren desert or a frozen wasteland to show the coldness/emptiness inside him. After being enraged at the betrayal of a comrade, he passes a contrasting area -an area full of cute but majorly annoying little critters which allow him to vent by annihilating every single one of them. </text:p>
        </text:list-item>
      </text:list>
      <text:p text:style-name="Standard"/>
      <text:p text:style-name="P9"><text:tab/>QUESTIONS TO ASK:</text:p>
      <text:p text:style-name="Standard"/>
      <text:list xml:id="list38496253" text:continue-numbering="true" text:style-name="L4">
        <text:list-header>
          <text:p text:style-name="P36"><text:span text:style-name="T1">a.</text:span> Look at the concept for the level you are developing, reading through it slowly and asking</text:p>
        </text:list-header>
      </text:list>
      <text:p text:style-name="Standard"><text:tab/>yourself the following questions: What am I attempting to accomplish in this level? What part <text:tab/>of the story of my game is being revealed in this level? What will the player characters learn in <text:tab/>this level? What will the player characters accomplish in this level? </text:p>
      <text:p text:style-name="Standard"/>
      <text:p text:style-name="Standard"><text:tab/><text:span text:style-name="T1">b. </text:span><text:span text:style-name="T2">Once you have answered your questions, refer back to the concept and ask yourself the <text:tab/>following question: Given my concept, how will the player characters accomplish and learn <text:tab/>what is detailed in the above bullet point? </text:span></text:p>
      <text:p text:style-name="P13"/>
      <text:p text:style-name="Standard"><text:span text:style-name="T2"><text:tab/></text:span><text:span text:style-name="T1">c.</text:span><text:span text:style-name="T2"> Once you have answered that question, you are ready to being drawing your map. But first, <text:tab/>ask yourself the following question: Given everything that I have decided so far, what should <text:tab/>the places on the map be where these story events happen, and how spread out should they be? </text:span></text:p>
      <text:p text:style-name="P13"><text:tab/></text:p>
      <text:p text:style-name="P13"><text:soft-page-break/><text:tab/></text:p>
      <text:p text:style-name="P12"><text:tab/>e.g. The first story point so be halfway through the dungeons, the second should be three <text:tab/>quarters of the way through the dungeon, the third one should be right before the Boss Room, <text:tab/>and the last one should be right after the Boss Fight. I want the first one to be in an obvious <text:tab/>mid-point room. I want the second one to be in a small room linking two puzzle rooms together. <text:tab/>I want <text:tab/>the third one to be in front of the Boss Room' s Door. I want the last one to be in the <text:tab/>Boss Room. </text:p>
      <text:p text:style-name="P12"/>
      <text:p text:style-name="Standard"><text:span text:style-name="T8"><text:tab/></text:span><text:span text:style-name="T4">Once you have answered that question, draw out the places where the story elements are <text:tab/>revealed, evenly spaced on the graph paper.</text:span></text:p>
      <text:p text:style-name="P8"/>
      <text:p text:style-name="Standard"><text:span text:style-name="T4"><text:tab/></text:span><text:span text:style-name="T5">d. </text:span><text:span text:style-name="T4">Now with an accurate and fair representation of how things will be spaced, ask yourself these <text:tab/>questions: How can I link the story element places together in a way that will flow well? How <text:tab/>can I make movement through the level, from point to point, enjoyable? </text:span></text:p>
      <text:p text:style-name="P12"/>
      <text:p text:style-name="Standard"/>
      <text:p text:style-name="Standard"/>
      <text:list xml:id="list38492857" text:continue-numbering="true" text:style-name="L4">
        <text:list-item>
          <text:p text:style-name="P29">Choices to be made each level: <text:span text:style-name="T2">You can't have both equally. One must be greater than the other on each stage. You have to choose. </text:span></text:p>
          <text:p text:style-name="P36"/>
          <text:p text:style-name="P29">a)What to highlight</text:p>
          <text:p text:style-name="P36">- story? (Critical path)</text:p>
          <text:p text:style-name="P36">- exploration? (Optional path)</text:p>
          <text:p text:style-name="P36"/>
          <text:p text:style-name="P29">b)Who/what is the main opponent</text:p>
          <text:p text:style-name="P36"><text:span text:style-name="T1">- </text:span>enemy creatures </text:p>
          <text:p text:style-name="P36">- the environment itself(puzzles/mazes) <text:s/>- Puzzles should have an element of discovery and experimentation, not spoonfed. <text:span text:style-name="T9">( See Sequelitis - ZELDA: A Link to the Past vs. Ocarina of Time – 11:30 – link is on the end of the document)</text:span></text:p>
          <text:p text:style-name="P36">- or both - using the environment to defeat the enemy creatures or vice versa </text:p>
          <text:p text:style-name="P33">(check out 9:30 of Sequelitis - ZELDA: A Link to the Past vs. Ocarina of Time – link is on the end of this document)</text:p>
          <text:p text:style-name="P33"/>
          <text:p text:style-name="P22">V. BALANCE</text:p>
        </text:list-item>
      </text:list>
      <text:p text:style-name="P8"/>
      <text:p text:style-name="Standard"/>
      <text:list xml:id="list8777609721059992026" text:style-name="L5">
        <text:list-item>
          <text:p text:style-name="P37">Balance is all about choice and consequence. Players should feel the sting of character weaknesses and the satisfaction of character strengths over the course of the game. <text:span text:style-name="T1">They can not have everything, not at the same time at least. </text:span>Challenge is a tricky thing to balance for a wide range of players, but ideally it builds by giving players short periods of stress and mild frustration caused by a mental obstacle. Players examine the obstacle, consider their options, make choices, and eventually overcome it, transforming stress into a sense of exhilaration at their own ingenuity.</text:p>
        </text:list-item>
      </text:list>
      <text:p text:style-name="Standard"><text:tab/></text:p>
      <text:p text:style-name="Standard"><text:tab/>Players can choose to use his special attacks to make quick work of an otherwise tough battle </text:p>
      <text:p text:style-name="Standard"><text:tab/>but it since powerup items are limited, you'll have a harder time in the future tougher battles.</text:p>
      <text:p text:style-name="Standard"/>
      <text:p text:style-name="Standard"/>
      <text:p text:style-name="Standard"/>
      <text:list xml:id="list38491674" text:continue-numbering="true" text:style-name="L5">
        <text:list-header>
          <text:p text:style-name="P37"><text:soft-page-break/></text:p>
        </text:list-header>
        <text:list-item>
          <text:p text:style-name="P37">The golden question of balance - <text:span text:style-name="T1">What Sort of Decisions Do We Want the Player to Make?</text:span></text:p>
          <text:p text:style-name="P30"/>
          <text:p text:style-name="P37"><text:span text:style-name="T1">-Aesthetic – </text:span><text:span text:style-name="T2">Wizards are cool. Using a club is boring, using a samurai is awesome. </text:span></text:p>
        </text:list-item>
      </text:list>
      <text:p text:style-name="P9"/>
      <text:list xml:id="list38506346" text:continue-numbering="true" text:style-name="L5">
        <text:list-header>
          <text:p text:style-name="P37"><text:span text:style-name="T1">-Mechanical – </text:span><text:span text:style-name="T2">Use slow but high damage attacks that will leave you vulnerable or weak but quick attacks so you can dodge? Strategically use terrain as cover or attack head on?</text:span></text:p>
          <text:p text:style-name="P24"/>
        </text:list-header>
      </text:list>
      <text:p text:style-name="P8"/>
      <text:p text:style-name="P7">V. THE GOAL – design pillars</text:p>
      <text:p text:style-name="P7"/>
      <text:p text:style-name="P8">You can't hit a goal if you don't know what you're aiming for. Define the design pillars for your game. Here's a sample I made. </text:p>
      <text:p text:style-name="P8"/>
      <text:p text:style-name="P8"><text:span text:style-name="T1">1. Unique </text:span>- Player’s don’t like playing, or indeed, buying, the same game twice. The same can be said for level designs – people don’t like playing the same level twice. Not only does it ruin the entertainment value, it also fails to spark the imagination. It’s therefore incredibly important that our game introduces some variation in the plot, challenge, setting, and characters</text:p>
      <text:p text:style-name="P8"/>
      <text:p text:style-name="P8"><text:span text:style-name="T1">2. Intriguing - </text:span><text:s/>entices the player to be curious, and rewards experimentation &amp; exploration (items that can be transmuted, or elements that can be forged, some interactive environment items, skills that can be saved and used at the right time)</text:p>
      <text:p text:style-name="P8"/>
      <text:p text:style-name="P8"><text:span text:style-name="T1">3. Strategic - </text:span><text:s/>There's always a tool for the job. A certain weapon, a skill, or even using your environment will almost always yield better results than hacking and slashing. We must know this for every encounter.</text:p>
      <text:p text:style-name="P8"/>
      <text:p text:style-name="P8"><text:span text:style-name="T1">4. Ramping Intensity - </text:span><text:s/>No in game tutorials. If the design requires new skills from the player, it teaches and test those skills appropriately in-game, without invasive AI dialogues. They learn by us showing.</text:p>
      <text:p text:style-name="P8"/>
      <text:p text:style-name="P8">Monsters get more difficult as the level goes on. The player gets a chance to learn how the enemies work and then display her mastery and items+skills acquired later on. <text:span text:style-name="T10">We definitely don't make any items/skills suddenly not work just for the sake of "making the level harder". Find some other way, or don't do the level. People don't like levels that suddenly make everything they've been using up to that point useless. It makes the whole level seem like torture. </text:span></text:p>
      <text:p text:style-name="P8"/>
      <text:p text:style-name="P8"><text:span text:style-name="T1">5. Something for everybody</text:span> :</text:p>
      <text:list xml:id="list876691641297341953" text:style-name="L6">
        <text:list-item>
          <text:p text:style-name="P25">There's a rich story for lore geeks but players that don't like it can skip it.</text:p>
        </text:list-item>
        <text:list-item>
          <text:p text:style-name="P25">Players that's in it for the gameplay will find a balance between 1)Enemy puzzles and 2)Environment puzzles 3)Hack and slash</text:p>
        </text:list-item>
      </text:list>
      <text:p text:style-name="P1"/>
      <text:p text:style-name="P1"/>
      <text:p text:style-name="P1"/>
      <text:p text:style-name="P1"/>
      <text:p text:style-name="P1"/>
      <text:p text:style-name="P1"/>
      <text:p text:style-name="P1"/>
      <text:p text:style-name="P1"/>
      <text:p text:style-name="P1"><text:soft-page-break/></text:p>
      <text:p text:style-name="P1"/>
      <text:p text:style-name="P9">Random notes on level design: </text:p>
      <text:p text:style-name="P9"/>
      <text:list xml:id="list8097141477539885608" text:style-name="L7">
        <text:list-item>
          <text:p text:style-name="P38">For dialogues, there are two types of gamers – the one who likes the backstories and lore and the other one who mashes his buttons furiously to skip dialogues and cutscenes. Keep them both happy by adding two choices – A) The player asking more details to whomever he's talking to, therefore opening up more conversation and dialog options and B) The player cutting the conversation short like – I don't have time for this, bring it on.</text:p>
          <text:p text:style-name="P38"/>
        </text:list-item>
        <text:list-item>
          <text:p text:style-name="P38">There is a special kind of level called a Home Level, a level that other levels can be reached through. This can usually also be called a World Map, but that is not always the case. Add a secret cave/small path toward forest in forest town, you can go back to town through this when you reach really far places. </text:p>
          <text:p text:style-name="P38"/>
        </text:list-item>
        <text:list-item>
          <text:p text:style-name="P38">Main areas should be interconnected - <text:s/>A,B,C,D (mountain, forest, sea, boss), <text:s/>you must be able to go through each area without passing another(maybe once you get through anyway)</text:p>
          <text:p text:style-name="P38"/>
        </text:list-item>
        <text:list-item>
          <text:p text:style-name="P38">Two kinds of quests:</text:p>
          <text:p text:style-name="P38">- the direct request - Direct requests are usually quests given by npcs in dialogue.</text:p>
          <text:p text:style-name="P38">- the detective quest - <text:s/>Detective quest usually involve stumbling upon something not directly mentioned but leads from one clue to another (e.g. An interesting info on a book, “wanted” posters before you go out of the town).</text:p>
          <text:p text:style-name="P38"/>
        </text:list-item>
        <text:list-item>
          <text:p text:style-name="P38">Enemy types: </text:p>
          <text:p text:style-name="P38"/>
          <text:p text:style-name="P38">-Recurring enemies – these are the lowest in power terms in the hierarchy. Only their attire changes on a regional basis.</text:p>
          <text:p text:style-name="P38"/>
          <text:p text:style-name="P38">-Region specific – these are enemies you will see in the entire region but are exclusive for it.</text:p>
          <text:p text:style-name="P38"/>
          <text:p text:style-name="P38">-Area specific – these enemies appear only in specific areas in the region. For example in the cemetery or in a specific forest.</text:p>
          <text:p text:style-name="P38"/>
          <text:p text:style-name="P38">-Bosses – they are unique. We will only have several of these throughout the game.</text:p>
        </text:list-item>
      </text:list>
      <text:p text:style-name="Standard"/>
      <text:list xml:id="list38514321" text:continue-numbering="true" text:style-name="L7">
        <text:list-item>
          <text:p text:style-name="P38">Random Encounters - So this is how they are going to work – say you are walking down some path that you are exploring and boom – you suddenly get attacked by an enemy. This adds an element of surprise and gives for more excitement. Also, in some areas, it will make you rethink your visits to that place unprepared. The mechanic behind the random encounters is going to be percent-based. Say you want to make an area of a region support this feature. For that specific place you should add a percent that the attack will happen. So this obviously has many virtues in terms of excitement, leveling, looting etc., but what if you are more into the story and the pure exploration instead of the combat element? Well, this is a feature that is easily placed and easily removed. Removing the Random Encounter can be customized per player experience. It can be done in several ways. For example by disabling them on difficulty selection. Or better yet – something you can do is enable/disable them through the Options menu. That way you can have the idea of doing random encounters if you want to, and not do them if you don't feel like it.</text:p>
          <text:p text:style-name="P38"><text:soft-page-break/></text:p>
        </text:list-item>
        <text:list-item>
          <text:p text:style-name="P38">Ideas for City areas:</text:p>
          <text:p text:style-name="P38"/>
          <text:p text:style-name="P38"><text:span text:style-name="T9">City Hall</text:span> – This is an important building for a lot of reasons. Most of your NPCs with high authority are going to be nested here. The story line intersects with these authorities, whether it's the Mayor, the city guard's Captain or whatever. A lot of the quests will lead you up to this building.</text:p>
          <text:p text:style-name="P38"><text:span text:style-name="T9">Temple </text:span>– This is the religious center of the city. As you will later on see, in the fictional religion of the game world, this would be the place to go and seek spiritual advice. The Temple is also going to serve the purpose of a healing center, a hospital if you will. Not in a literal way though.</text:p>
          <text:p text:style-name="P38"><text:span text:style-name="T9">The Weapons Shop</text:span> – Here you will be able to buy/sell items. Mainly weapons. This shop is a useful point for the Warlord, the Forest Hunter and the Tempest.</text:p>
          <text:p text:style-name="P38"><text:span text:style-name="T9">The Armor Shop</text:span> – Here you will be able to buy/sell items. Mainly armor. This shop is a useful point for the Warlord and the Tempest.</text:p>
          <text:p text:style-name="P38"><text:span text:style-name="T9">The Clothes Shop</text:span> - Here you will be able to buy/sell items. Mainly leather armor and robes. This shop is a useful point for the Elementalist and the Forest Hunter.</text:p>
          <text:p text:style-name="P38">The Mage Guild – This place is pretty much the biggest interest point for the Elementalist. From here you are going to be able to buy staffs, wands, books etc. (the items we will cover later on).</text:p>
          <text:p text:style-name="P38">The Supply Shop - Here you will be able to buy/sell items. Supplies like food, bandages, potions and others.</text:p>
          <text:p text:style-name="P38">The Prison – In this place you are going to be able to take up “bounty hunter” quests. These are going to be discussed later on.</text:p>
          <text:p text:style-name="P38">The Library – This is going to be a point of interest only for the players that want to dive deep into the story of the game. As this design promotes exploration, the library is going to do just that – give you the ability to explore facts and myths about the game world. You are going to be able to read books on enemies you might encounter, on the origin of the player classes and many others.</text:p>
          <text:p text:style-name="P38">Every other building on the picture, the Courtyard included, is there to be able to meet you with quest givers. People from the population of the city. That's not to say that you can't design the vendor at a certain shop to give you a quest, however the approach with having ordinary citizens reveal their not so ordinary stories through quests, is something that can be really enjoyable. The other buildings can vary. I've depicted them as houses, however the artist can choose for them to be something else.</text:p>
        </text:list-item>
      </text:list>
      <text:p text:style-name="Standard"/>
      <text:p text:style-name="P2">Other random tips:</text:p>
      <text:p text:style-name="P1"/>
      <text:p text:style-name="P1">- Make use of "arenas"--confined spaces where the player must solve some puzzle, fight some enemy, etc to move on. This is often referred to as "gating" the player, ie barring their progress until they have completed their task. This helps to create a sense of accomplishment when the player is allowed to continue, and makes for easy save/retry loops. The "arena" does not have to be an "arena" in the classical sense, it simply refers to any confined space where the player has to complete a task--it could be a courtyard that has no exit until an enemy bashes through a wall, for example.</text:p>
      <text:p text:style-name="P1"/>
      <text:p text:style-name="P1">- Block the area behind the player as much as possible (within reason). Playtesting has demonstrated that players are more confident about moving forward in a level if the amount of backtracking available to them is limited. This also plays nicely with the "arena" concept--an explosion in the tunnel a player just exited confines them to the next area of the map, creating a new "arena".</text:p>
      <text:p text:style-name="P1"/>
      <text:p text:style-name="P1"><text:soft-page-break/>- Carefully limit the number of paths available to a player. While it is common these days to advertise that there are multiple paths through the game, this is frustrating to players who want to ensure that they are seeing everything the game has to offer. Some branching, however, can make the game more interesting and is more practical as it provides multiple path options to AI, etc, and gives the player some freedom of choice.</text:p>
      <text:p text:style-name="P1"/>
      <text:p text:style-name="P11">- <text:span text:style-name="T3">Use lighting to highlight important features or the way to go. Players are very receptive to going down a path if there's a light in it. You can use this to help players not get lost in seemingly complicated areas.</text:span></text:p>
      <text:p text:style-name="P1"/>
      <text:p text:style-name="P1">- Don't spawn/place enemies behind the player. That's just frustrating.</text:p>
      <text:p text:style-name="P1"/>
      <text:p text:style-name="P1">- Add quick saves often (assuming your game has that feature).</text:p>
      <text:p text:style-name="P10"/>
      <text:p text:style-name="P11">- <text:span text:style-name="T3">Don't make the levels frustrating -- Don't make the player needlessly backtrack around the level. Don't make the level dependent on some split second timing to get right (and screwed if you don't). Play through the level a few times. Get others to play through it as well. Make sure that you all find it fun. If you don't, chances are not good that the majority of people will either.</text:span></text:p>
      <text:p text:style-name="P1"/>
      <text:p text:style-name="P1">- Don't make all the typical levels -- Underwater, on ice or snow, surrounded by fire, moving platforms with bottomless pits, etc. It's okay to have some to provide familiarity, but of course you want your game to stand out. For that, you're gonna have to come up with some sort of setting and mechanic that is unique and interesting</text:p>
      <text:p text:style-name="P1"/>
      <text:p text:style-name="P1">- When introducing a new mechanic (player moves differently, player gets a new tool, etc.), don't make the level hard. Keep it simple. Allow the player time to adjust and learn what you have just thrown into the game. You can then reuse the mechanic in a later level and ramp up difficulty then.</text:p>
      <text:p text:style-name="P1"/>
      <text:p text:style-name="P1">- Make levels meaningful and have purpose that fits in with the overall game or story. Don't make the player go in the water just because you can. And definitely don't make any items suddenly not work just for the sake of "making the level harder". Find some other way, or don't do the level. People don't like levels that suddenly make everything they've been using up to that point useless. It makes the whole level seem like torture. Google “why water levels suck”</text:p>
      <text:p text:style-name="P11"/>
      <text:p text:style-name="P1">- When everything is special, nothing is special. Make sure that your level/game has a 'comfortable average' that is fun, but that the attention-grabbing moments can rise above.</text:p>
      <text:p text:style-name="P11"/>
      <text:p text:style-name="P11">- <text:span text:style-name="T3">Make user stories for the type of play styles the game is supposed to appeal to</text:span></text:p>
      <text:p text:style-name="P1"/>
      <text:p text:style-name="P1">If the focus is on exploration, try to avoid penalizing the player for it, both in terms of deaths that send the player back, as well as in time spent backtracking.</text:p>
      <text:p text:style-name="P1"/>
      <text:p text:style-name="P1">If the game is to appeal to players who like speed runs, consider different ways that the player can optimize their path - have some weapons kill enemies faster than others (Megaman), have some paths with fewer obstacles or further away from bottomless pits (Sonic 3&amp;K).</text:p>
      <text:p text:style-name="P1"/>
      <text:p text:style-name="P1">If the game is intended to appeal toward players who try to make perfect runs, make sure that "game over" isn't a significant penalty (Ikaruga, Megaman). Also, keep in mind that difficulty is combinatorial: If an obstacle has a 10% chance of being beaten on a given try, 3 of those obstacles in a <text:soft-page-break/>row gives a chance of 0.1% - sure, players get better with practice, but they make mistakes, too, so make sure to add checkpoints in between, or lower levels for the player to fall onto.</text:p>
      <text:p text:style-name="P1"/>
      <text:p text:style-name="P1">If narrative is a significant part of the game, keep the pace slow to ensure the player becomes attached to the scenery. Vary scenery intentionally - not just to keep the player engaged with the narrative, but as a visual cue for change in game mechanics (ice, water) or difficulty.</text:p>
      <text:p text:style-name="P11"/>
      <text:p text:style-name="P1">- First you need to know your character’s motivation… what is he striving for, and what has hindered his progress so far? What are the forces in the game that are working against him? A government? and evil arch enemy? Nature itself? You want to have new and unique types of things, so it’s not just the same… gather x monster skins over and over and over and over and over and…</text:p>
      <text:p text:style-name="P1"/>
      <text:p text:style-name="P1">Next you need to consider the characters current skills available in that section of the game, and work with what is possible to overcome, and still be a challenge.</text:p>
      <text:p text:style-name="P1"/>
      <text:p text:style-name="P1">Afterward, figure out what sort of obstacles would be a good fit for the style of the area for the ‘map area’ in question.</text:p>
      <text:p text:style-name="P1"/>
      <text:p text:style-name="P1">When you figure these out, you should have what you need.</text:p>
      <text:p text:style-name="P11"/>
      <text:p text:style-name="P11">- <text:span text:style-name="T3">If you have secret areas/treasures/dungeons/bosses, make some more obvious ones a bit earlier in the game. The player needs to know that these exist early on. It will make them interested to find them (possibly even combing every dungeon they come across if they’re a completionist). It’s probably not a good idea to say “Hey, there’s secret areas,” because that kind of kills the secrecy. The player won’t feel like they found a hidden bonus, they’ll feel like it was something they were supposed to find because they were told about it.</text:span></text:p>
      <text:p text:style-name="P11"/>
      <text:p text:style-name="P1">- Have you planned your world, influences, and gameplay very well? http://www.worldofleveldesign.com/categories/level_design_tutorials/why-i-failed-for-years-at-level-design-and-game-environments.php</text:p>
      <text:p text:style-name="P11"/>
      <text:p text:style-name="P1"/>
      <text:p text:style-name="P2">ACTION PLAN:</text:p>
      <text:p text:style-name="P2"/>
      <text:list xml:id="list9137396024458038817" text:style-name="L8">
        <text:list-item>
          <text:p text:style-name="P19">Make a solid outline of the story – everything hinges on this.</text:p>
        </text:list-item>
        <text:list-item>
          <text:p text:style-name="P19">Identify Rolan's motivations – who is he, why is he here and what does he want? </text:p>
        </text:list-item>
        <text:list-item>
          <text:p text:style-name="P19">Identify key gameplay mechanics:</text:p>
          <text:p text:style-name="P19">-hack and slash + special attacks</text:p>
          <text:p text:style-name="P19">-hack and slash + special attacks + problem solving using transmutation (items)</text:p>
          <text:p text:style-name="P19">-hack and slash + special attacks + problem solving using transmutation (environment)</text:p>
          <text:p text:style-name="P19">-hack and slash + special attacks + problem solving using transmutation (items and environment)</text:p>
        </text:list-item>
        <text:list-item>
          <text:p text:style-name="P19">Make each location reflective of Rolan's emotional journey</text:p>
          <text:p text:style-name="P19">Also, what if we use our design philosophy to combine two kinds of common things to create one unique one to our locations? </text:p>
          <text:p text:style-name="P19">(e.g. San Fransokyo in the movie Big Hero 6)</text:p>
        </text:list-item>
        <text:list-item>
          <text:p text:style-name="P19">Map out the entire world</text:p>
        </text:list-item>
      </text:list>
      <text:p text:style-name="P5"><text:tab/></text:p>
      <text:p text:style-name="P5"/>
      <text:p text:style-name="P4"><text:soft-page-break/>Recommended videos: warning - NSFW language</text:p>
      <text:p text:style-name="P4"/>
      <text:p text:style-name="P14"><text:span text:style-name="T7">1. Sequelitis - ZELDA: A Link to the Past vs. Ocarina of Time - </text:span><text:span text:style-name="T6">https://www.youtube.com/watch?v=XOC3vixnj_0</text:span></text:p>
      <text:p text:style-name="P4">2. Sequelitis - Mega Man Classic vs. Mega Man X<text:span text:style-name="T2"> - https://www.youtube.com/watch?v=8FpigqfcvlM</text:span></text:p>
      <text:p text:style-name="P6"/>
      <text:p text:style-name="P6">The items the hammer crafts aren't permanent items like the boomerang, bow, etc , rather, they're more of items to use on the spot to get out of a puzzle for example, or to get temp bonuses</text:p>
      <text:p text:style-name="P6"/>
      <text:p text:style-name="P9">What I learned from zelda:</text:p>
      <text:p text:style-name="Standard"/>
      <text:list xml:id="list3330976081037855558" text:style-name="L9">
        <text:list-item>
          <text:p text:style-name="P39">Having to earn a key to a room is part of the challenge. Not everything should be accessible from the get-go.</text:p>
        </text:list-item>
        <text:list-item>
          <text:p text:style-name="P39">Use terrain as a strategic factor – boomerang bouncing off walls, pushing enemies off cliffs, hiding places for patrols, cover for AOE attacks etc. </text:p>
        </text:list-item>
        <text:list-item>
          <text:p text:style-name="P20">Build a certain expectation around an interactive object – bush tiles can be slashed, vases can be thrown. This gives them an idea of what can be played with or not.</text:p>
          <text:p text:style-name="P35">“The more you can interact with toys and the closer they get to peoples’ aspirations and dreams, the more they are appreciated. The same can be said about level design. Think of your level as a train set. Consider how can you make it interactive with all the bells and whistles and other special effects. Think about how you are portraying the player and what you are having them do. “</text:p>
        </text:list-item>
        <text:list-item>
          <text:p text:style-name="P20">Once they have an expectation around said object – like it's safe to pick bushes up - break it by adding surprise elements to it. A guard pouncing out of the bush that you picked up, a secret passage under, lovers behind the bush shouting and getting enemies' attention in a stealth mission etc.</text:p>
        </text:list-item>
        <text:list-item>
          <text:p text:style-name="P20">Gameplay doesn't have to be groundbreakingly new, it just has to be different from the norm. (E.g. In zelda, there's this area at the start where there are tiles in the middle of the room surrounded by water. The enemy rats are only able to attack you if you set foot on the tiles, they can't go on the water. Then next room, crabs are added, which can attack diagonally both on tiles and water. This isn't really mindblowing gameplay, but it's still a nice play on same old hack and slash, which makes it fun.</text:p>
          <text:p text:style-name="P35"/>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pitch="variable"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Mangal" style:font-size-complex="24pt"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25T12:45:19.55</meta:creation-date>
    <dc:date>2014-12-01T18:35:01.56</dc:date>
    <meta:editing-duration>PT9H35M5S</meta:editing-duration>
    <meta:editing-cycles>248</meta:editing-cycles>
    <meta:generator>OpenOffice.org/3.4.1$Win32 OpenOffice.org_project/341m1$Build-9593</meta:generator>
    <meta:document-statistic meta:table-count="0" meta:image-count="0" meta:object-count="0" meta:page-count="11" meta:paragraph-count="155" meta:word-count="5529" meta:character-count="30913"/>
  </office:meta>
</office:document-meta>
</file>